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81pt"/>
    </style:style>
    <style:style style:name="co2" style:family="table-column">
      <style:table-column-properties fo:break-before="auto" style:column-width="59.3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45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  <style:style style:name="ta2" style:family="table" style:master-page-name="PageStyle_5f_out">
      <style:table-properties table:display="true" style:writing-mode="lr-tb"/>
    </style:style>
    <style:style style:name="ce1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ISO 3 digit 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00085" calcext:value-type="float">
            <text:p><text:s/>100,085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00956" calcext:value-type="float">
            <text:p><text:s/>100,95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table:style-name="ce1" office:value-type="float" office:value="102313" calcext:value-type="float">
            <text:p><text:s/>102,31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8" calcext:value-type="float">
            <text:p>8</text:p>
          </table:table-cell>
          <table:table-cell office:value-type="float" office:value="1.1667" calcext:value-type="float">
            <text:p>1.1667</text:p>
          </table:table-cell>
          <table:table-cell table:style-name="ce1" office:value-type="float" office:value="115489" calcext:value-type="float">
            <text:p><text:s/>115,489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17522" calcext:value-type="float">
            <text:p><text:s/>117,522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25440" calcext:value-type="float">
            <text:p><text:s/>125,4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-29" calcext:value-type="float">
            <text:p>-29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27429" calcext:value-type="float">
            <text:p><text:s/>127,429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15" calcext:value-type="float">
            <text:p>15</text:p>
          </table:table-cell>
          <table:table-cell office:value-type="float" office:value="-86.5" calcext:value-type="float">
            <text:p>-86.5</text:p>
          </table:table-cell>
          <table:table-cell table:style-name="ce1" office:value-type="float" office:value="131104" calcext:value-type="float">
            <text:p><text:s/>131,104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31630" calcext:value-type="float">
            <text:p><text:s/>131,63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145350" calcext:value-type="float">
            <text:p><text:s/>145,35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-27" calcext:value-type="float">
            <text:p>-27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165857" calcext:value-type="float">
            <text:p><text:s/>165,857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style-name="ce1" office:value-type="float" office:value="167067" calcext:value-type="float">
            <text:p><text:s/>167,067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23" calcext:value-type="float">
            <text:p>23</text:p>
          </table:table-cell>
          <table:table-cell office:value-type="float" office:value="-102" calcext:value-type="float">
            <text:p>-102</text:p>
          </table:table-cell>
          <table:table-cell table:style-name="ce1" office:value-type="float" office:value="167477" calcext:value-type="float">
            <text:p><text:s/>167,477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-6" calcext:value-type="float">
            <text:p>-6</text:p>
          </table:table-cell>
          <table:table-cell office:value-type="float" office:value="147" calcext:value-type="float">
            <text:p>147</text:p>
          </table:table-cell>
          <table:table-cell table:style-name="ce1" office:value-type="float" office:value="174731" calcext:value-type="float">
            <text:p><text:s/>174,731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92638" calcext:value-type="float">
            <text:p><text:s/>192,638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12356" calcext:value-type="float">
            <text:p><text:s/>212,356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24734" calcext:value-type="float">
            <text:p><text:s/>224,734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48160" calcext:value-type="float">
            <text:p><text:s/>248,160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RB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64909" calcext:value-type="float">
            <text:p><text:s/>264,909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-10" calcext:value-type="float">
            <text:p>-10</text:p>
          </table:table-cell>
          <table:table-cell office:value-type="float" office:value="-76" calcext:value-type="float">
            <text:p>-76</text:p>
          </table:table-cell>
          <table:table-cell table:style-name="ce1" office:value-type="float" office:value="283441" calcext:value-type="float">
            <text:p><text:s/>283,441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office:value-type="float" office:value="-72" calcext:value-type="float">
            <text:p>-72</text:p>
          </table:table-cell>
          <table:table-cell table:style-name="ce1" office:value-type="float" office:value="283625" calcext:value-type="float">
            <text:p><text:s/>283,625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-2" calcext:value-type="float">
            <text:p>-2</text:p>
          </table:table-cell>
          <table:table-cell office:value-type="float" office:value="-77.5" calcext:value-type="float">
            <text:p>-77.5</text:p>
          </table:table-cell>
          <table:table-cell table:style-name="ce1" office:value-type="float" office:value="298103" calcext:value-type="float">
            <text:p><text:s/>298,103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381553" calcext:value-type="float">
            <text:p><text:s/>381,553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447965" calcext:value-type="float">
            <text:p><text:s/>447,965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471023" calcext:value-type="float">
            <text:p><text:s/>471,023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507623" calcext:value-type="float">
            <text:p><text:s/>507,623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521751" calcext:value-type="float">
            <text:p><text:s/>521,751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style-name="ce1" office:value-type="float" office:value="676379" calcext:value-type="float">
            <text:p><text:s/>676,379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2.5" calcext:value-type="float">
            <text:p>2.5</text:p>
          </table:table-cell>
          <table:table-cell office:value-type="float" office:value="112.5" calcext:value-type="float">
            <text:p>112.5</text:p>
          </table:table-cell>
          <table:table-cell table:style-name="ce1" office:value-type="float" office:value="727965" calcext:value-type="float">
            <text:p><text:s/>727,965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762487" calcext:value-type="float">
            <text:p><text:s/>762,487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style-name="ce1" office:value-type="float" office:value="955025" calcext:value-type="float">
            <text:p><text:s/>955,025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1060672" calcext:value-type="float">
            <text:p><text:s/>1,060,672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-23" calcext:value-type="float">
            <text:p>-23</text:p>
          </table:table-cell>
          <table:table-cell office:value-type="float" office:value="-58" calcext:value-type="float">
            <text:p>-58</text:p>
          </table:table-cell>
          <table:table-cell table:style-name="ce1" office:value-type="float" office:value="1465232" calcext:value-type="float">
            <text:p><text:s/>1,465,232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475589" calcext:value-type="float">
            <text:p><text:s/>1,475,589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-5" calcext:value-type="float">
            <text:p>-5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501992" calcext:value-type="float">
            <text:p><text:s/>1,501,992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542864" calcext:value-type="float">
            <text:p><text:s/>1,542,864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60" calcext:value-type="float">
            <text:p>60</text:p>
          </table:table-cell>
          <table:table-cell office:value-type="float" office:value="-95" calcext:value-type="float">
            <text:p>-95</text:p>
          </table:table-cell>
          <table:table-cell table:style-name="ce1" office:value-type="float" office:value="2044504" calcext:value-type="float">
            <text:p><text:s/>2,044,504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500050" calcext:value-type="float">
            <text:p><text:s/>2,500,050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8" calcext:value-type="float">
            <text:p>38</text:p>
          </table:table-cell>
          <table:table-cell office:value-type="float" office:value="-97" calcext:value-type="float">
            <text:p>-97</text:p>
          </table:table-cell>
          <table:table-cell table:style-name="ce1" office:value-type="float" office:value="3506191" calcext:value-type="float">
            <text:p><text:s/>3,506,191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-34" calcext:value-type="float">
            <text:p>-34</text:p>
          </table:table-cell>
          <table:table-cell office:value-type="float" office:value="-64" calcext:value-type="float">
            <text:p>-64</text:p>
          </table:table-cell>
          <table:table-cell table:style-name="ce1" office:value-type="float" office:value="7173823" calcext:value-type="float">
            <text:p><text:s/>7,173,823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table:style-name="ce1" office:value-type="float" office:value="9372328" calcext:value-type="float">
            <text:p><text:s/>9,372,328 </text:p>
          </table:table-cell>
          <table:table-cell table:number-columns-repeated="6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 table:number-rows-repeated="192">
          <table:table-cell table:number-columns-repeated="10"/>
          <table:table-cell table:style-name="ce1" table:number-columns-repeated="5"/>
          <table:table-cell/>
          <table:table-cell table:style-name="ce2" table:number-columns-repeated="2"/>
          <table:table-cell table:number-columns-repeated="1006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0" table:default-cell-style-name="Default"/>
        <table:table-row table:style-name="ro2">
          <table:table-cell office:value-type="string" calcext:value-type="string">
            <text:p>FlMp1.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s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rstn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  <table:table-cell table:style-name="ce3" office:value-type="float" office:value="113939" calcext:value-type="float">
            <text:p>1139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table:style-name="ce3" office:value-type="float" office:value="44193" calcext:value-type="float">
            <text:p>441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E</text:p>
          </table:table-cell>
          <table:table-cell office:value-type="string" calcext:value-type="string">
            <text:p>"United Arab Emirates"</text:p>
          </table:table-cell>
          <table:table-cell table:style-name="ce3" office:value-type="float" office:value="53561" calcext:value-type="float">
            <text:p>5356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  <table:table-cell table:style-name="ce3" office:value-type="float" office:value="24701" calcext:value-type="float">
            <text:p>247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table:style-name="ce3" office:value-type="float" office:value="66096" calcext:value-type="float">
            <text:p>660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FA</text:p>
          </table:table-cell>
          <table:table-cell office:value-type="string" calcext:value-type="string">
            <text:p>"Burkina Faso"</text:p>
          </table:table-cell>
          <table:table-cell table:style-name="ce3" office:value-type="float" office:value="23044" calcext:value-type="float">
            <text:p>230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  <table:table-cell table:style-name="ce3" office:value-type="float" office:value="138784" calcext:value-type="float">
            <text:p>1387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H</text:p>
          </table:table-cell>
          <table:table-cell office:value-type="string" calcext:value-type="string">
            <text:p>"Bosnia and Herzegovina"</text:p>
          </table:table-cell>
          <table:table-cell table:style-name="ce3" office:value-type="float" office:value="113237" calcext:value-type="float">
            <text:p>113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table:style-name="ce3" office:value-type="float" office:value="35841" calcext:value-type="float">
            <text:p>358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table:style-name="ce3" office:value-type="float" office:value="177602" calcext:value-type="float">
            <text:p>1776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table:style-name="ce3" office:value-type="float" office:value="86824" calcext:value-type="float">
            <text:p>868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table:style-name="ce3" office:value-type="float" office:value="302394" calcext:value-type="float">
            <text:p>3023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table:style-name="ce3" office:value-type="float" office:value="142316" calcext:value-type="float">
            <text:p>1423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V</text:p>
          </table:table-cell>
          <table:table-cell office:value-type="string" calcext:value-type="string">
            <text:p>"Côte d'Ivoire"</text:p>
          </table:table-cell>
          <table:table-cell table:style-name="ce3" office:value-type="float" office:value="51072" calcext:value-type="float">
            <text:p>510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  <table:table-cell table:style-name="ce3" office:value-type="float" office:value="60103" calcext:value-type="float">
            <text:p>601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D</text:p>
          </table:table-cell>
          <table:table-cell office:value-type="string" calcext:value-type="string">
            <text:p>"Democratic Republic of the Congo"</text:p>
          </table:table-cell>
          <table:table-cell table:style-name="ce3" office:value-type="float" office:value="30655" calcext:value-type="float">
            <text:p>306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</text:p>
          </table:table-cell>
          <table:table-cell office:value-type="string" calcext:value-type="string">
            <text:p>Congo</text:p>
          </table:table-cell>
          <table:table-cell table:style-name="ce3" office:value-type="float" office:value="17926" calcext:value-type="float">
            <text:p>179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table:style-name="ce3" office:value-type="float" office:value="17847" calcext:value-type="float">
            <text:p>178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  <table:table-cell table:style-name="ce3" office:value-type="float" office:value="252877" calcext:value-type="float">
            <text:p>2528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table:style-name="ce3" office:value-type="float" office:value="669666" calcext:value-type="float">
            <text:p>6696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  <table:table-cell table:style-name="ce3" office:value-type="float" office:value="360715" calcext:value-type="float">
            <text:p>3607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  <table:table-cell table:style-name="ce3" office:value-type="float" office:value="27356" calcext:value-type="float">
            <text:p>273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  <table:table-cell table:style-name="ce3" office:value-type="float" office:value="30654" calcext:value-type="float">
            <text:p>306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table:style-name="ce3" office:value-type="float" office:value="81614" calcext:value-type="float">
            <text:p>816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table:style-name="ce3" office:value-type="float" office:value="35915" calcext:value-type="float">
            <text:p>359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  <table:table-cell table:style-name="ce3" office:value-type="float" office:value="108063" calcext:value-type="float">
            <text:p>10806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table:style-name="ce3" office:value-type="float" office:value="88355" calcext:value-type="float">
            <text:p>883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  <table:table-cell table:style-name="ce3" office:value-type="float" office:value="62706" calcext:value-type="float">
            <text:p>627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table:style-name="ce3" office:value-type="float" office:value="16380" calcext:value-type="float">
            <text:p>163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table:style-name="ce3" office:value-type="float" office:value="380971" calcext:value-type="float">
            <text:p>38097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  <table:table-cell table:style-name="ce3" office:value-type="float" office:value="192815" calcext:value-type="float">
            <text:p>1928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table:style-name="ce3" office:value-type="float" office:value="391127" calcext:value-type="float">
            <text:p>391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table:style-name="ce3" office:value-type="float" office:value="15842" calcext:value-type="float">
            <text:p>158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  <table:table-cell table:style-name="ce3" office:value-type="float" office:value="17393" calcext:value-type="float">
            <text:p>17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R</text:p>
          </table:table-cell>
          <table:table-cell office:value-type="string" calcext:value-type="string">
            <text:p>"Republic of Korea"</text:p>
          </table:table-cell>
          <table:table-cell table:style-name="ce3" office:value-type="float" office:value="51717" calcext:value-type="float">
            <text:p>517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table:style-name="ce3" office:value-type="float" office:value="62099" calcext:value-type="float">
            <text:p>620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  <table:table-cell table:style-name="ce3" office:value-type="float" office:value="31181" calcext:value-type="float">
            <text:p>311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  <table:table-cell table:style-name="ce3" office:value-type="float" office:value="16789" calcext:value-type="float">
            <text:p>1678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table:style-name="ce3" office:value-type="float" office:value="443700" calcext:value-type="float">
            <text:p>4437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  <table:table-cell table:style-name="ce3" office:value-type="float" office:value="15259" calcext:value-type="float">
            <text:p>152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table:style-name="ce3" office:value-type="float" office:value="107072" calcext:value-type="float">
            <text:p>1070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KD</text:p>
          </table:table-cell>
          <table:table-cell office:value-type="string" calcext:value-type="string">
            <text:p>"North Macedonia"</text:p>
          </table:table-cell>
          <table:table-cell table:style-name="ce3" office:value-type="float" office:value="43258" calcext:value-type="float">
            <text:p>432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  <table:table-cell table:style-name="ce3" office:value-type="float" office:value="20702" calcext:value-type="float">
            <text:p>207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  <table:table-cell table:style-name="ce3" office:value-type="float" office:value="53958" calcext:value-type="float">
            <text:p>53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table:style-name="ce3" office:value-type="float" office:value="36794" calcext:value-type="float">
            <text:p>367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  <table:table-cell table:style-name="ce3" office:value-type="float" office:value="433623" calcext:value-type="float">
            <text:p>4336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table:style-name="ce3" office:value-type="float" office:value="248529" calcext:value-type="float">
            <text:p>2485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  <table:table-cell table:style-name="ce3" office:value-type="float" office:value="23877" calcext:value-type="float">
            <text:p>238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  <table:table-cell table:style-name="ce3" office:value-type="float" office:value="403267" calcext:value-type="float">
            <text:p>40326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  <table:table-cell table:style-name="ce3" office:value-type="float" office:value="18009" calcext:value-type="float">
            <text:p>180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table:style-name="ce3" office:value-type="float" office:value="51431" calcext:value-type="float">
            <text:p>514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table:style-name="ce3" office:value-type="float" office:value="461835" calcext:value-type="float">
            <text:p>4618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U</text:p>
          </table:table-cell>
          <table:table-cell office:value-type="string" calcext:value-type="string">
            <text:p>"Saudi Arabia"</text:p>
          </table:table-cell>
          <table:table-cell table:style-name="ce3" office:value-type="float" office:value="775845" calcext:value-type="float">
            <text:p>7758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  <table:table-cell table:style-name="ce3" office:value-type="float" office:value="82488" calcext:value-type="float">
            <text:p>824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table:style-name="ce3" office:value-type="float" office:value="28438" calcext:value-type="float">
            <text:p>284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table:style-name="ce3" office:value-type="float" office:value="75834" calcext:value-type="float">
            <text:p>758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  <table:table-cell table:style-name="ce3" office:value-type="float" office:value="26385" calcext:value-type="float">
            <text:p>263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  <table:table-cell table:style-name="ce3" office:value-type="float" office:value="17083" calcext:value-type="float">
            <text:p>170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table:style-name="ce3" office:value-type="float" office:value="94022" calcext:value-type="float">
            <text:p>940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  <table:table-cell table:style-name="ce3" office:value-type="float" office:value="272456" calcext:value-type="float">
            <text:p>2724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table:style-name="ce3" office:value-type="float" office:value="943183" calcext:value-type="float">
            <text:p>9431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table:style-name="ce3" office:value-type="float" office:value="73775" calcext:value-type="float">
            <text:p>737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"United States of America"</text:p>
          </table:table-cell>
          <table:table-cell table:style-name="ce3" office:value-type="float" office:value="632585" calcext:value-type="float">
            <text:p>632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  <table:table-cell table:style-name="ce3" office:value-type="float" office:value="85867" calcext:value-type="float">
            <text:p>8586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  <table:table-cell table:style-name="ce3" office:value-type="float" office:value="22697" calcext:value-type="float">
            <text:p>226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  <table:table-cell table:style-name="ce3" office:value-type="float" office:value="28174" calcext:value-type="float">
            <text:p>281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F</text:p>
          </table:table-cell>
          <table:table-cell office:value-type="string" calcext:value-type="string">
            <text:p>"South Africa"</text:p>
          </table:table-cell>
          <table:table-cell table:style-name="ce3" office:value-type="float" office:value="59518" calcext:value-type="float">
            <text:p>59518</text:p>
          </table:table-cell>
          <table:table-cell table:number-columns-repeated="1020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1" table:target-range-address="out.A3:out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percentage-style style:name="N127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1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" style:display-name="PageStyle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" style:display-name="PageStyle_ou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astner</meta:initial-creator>
    <meta:creation-date>2012-03-15T13:48:43</meta:creation-date>
    <dc:date>2020-10-06T14:59:25.577205786</dc:date>
    <meta:editing-duration>PT16M19S</meta:editing-duration>
    <meta:generator>LibreOffice/6.0.7.3$Linux_X86_64 LibreOffice_project/00m0$Build-3</meta:generator>
    <meta:editing-cycles>3</meta:editing-cycles>
    <meta:document-statistic meta:table-count="2" meta:cell-count="375" meta:object-count="0"/>
    <meta:user-defined meta:name="AppVersion">14.0300</meta:user-defined>
    <meta:user-defined meta:name="Company">Universität Klagenfu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